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6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2.55cm" fo:min-width="16.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xml:id="id1" draw:id="id1" draw:layer="layout" svg:width="5.7cm" svg:height="2.5cm" svg:x="14.35cm" svg:y="3.7cm">
            <text:p text:style-name="P1">浏览器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5.7cm" svg:height="2.5cm" svg:x="14.35cm" svg:y="9.9cm">
            <text:p text:style-name="P1">LVS/F5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4.1cm" svg:height="2.2cm" svg:x="12.2cm" svg:y="15.1cm">
            <text:p text:style-name="P1">Nginx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4.1cm" svg:height="2.2cm" svg:x="18.1cm" svg:y="15.1cm">
            <text:p text:style-name="P1">Nginx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4.1cm" svg:height="2.2cm" svg:x="9.4cm" svg:y="19.6cm">
            <text:p text:style-name="P1">Tomcat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4.1cm" svg:height="2.2cm" svg:x="15.3cm" svg:y="19.6cm">
            <text:p text:style-name="P1">Tomcat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7" draw:id="id7" draw:layer="layout" svg:width="4.1cm" svg:height="2.2cm" svg:x="20.9cm" svg:y="19.6cm">
            <text:p text:style-name="P1">Tomcat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7cm" svg:height="2.5cm" svg:x="28.7cm" svg:y="3.7cm">
            <text:p text:style-name="P1">DNS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7.2cm" svg:y1="6.2cm" svg:x2="17.2cm" svg:y2="9.9cm" draw:start-shape="id1" draw:start-glue-point="2" draw:end-shape="id2" draw:end-glue-point="0" svg:d="M17200 6200v3700" svg:viewBox="0 0 1 3701">
            <text:p text:style-name="P1">3.106.39.178.1</text:p>
          </draw:connector>
          <draw:connector draw:style-name="gr4" draw:text-style-name="P3" draw:layer="layout" svg:x1="17.2cm" svg:y1="12.4cm" svg:x2="14.25cm" svg:y2="15.1cm" draw:start-shape="id2" draw:start-glue-point="2" draw:end-shape="id3" draw:end-glue-point="0" svg:d="M17200 12400v1350h-2950v1350" svg:viewBox="0 0 2951 2701">
            <text:p/>
          </draw:connector>
          <draw:connector draw:style-name="gr4" draw:text-style-name="P3" draw:layer="layout" svg:x1="17.2cm" svg:y1="12.4cm" svg:x2="20.15cm" svg:y2="15.1cm" draw:start-shape="id2" draw:start-glue-point="2" draw:end-shape="id4" draw:end-glue-point="0" svg:d="M17200 12400v1350h2950v1350" svg:viewBox="0 0 2951 2701">
            <text:p/>
          </draw:connector>
          <draw:connector draw:style-name="gr4" draw:text-style-name="P3" draw:layer="layout" svg:x1="14.25cm" svg:y1="17.3cm" svg:x2="11.45cm" svg:y2="19.6cm" draw:start-shape="id3" draw:start-glue-point="2" draw:end-shape="id5" draw:end-glue-point="0" svg:d="M14250 17300v1150h-2800v1150" svg:viewBox="0 0 2801 2301">
            <text:p/>
          </draw:connector>
          <draw:connector draw:style-name="gr4" draw:text-style-name="P3" draw:layer="layout" svg:x1="14.25cm" svg:y1="17.3cm" svg:x2="17.35cm" svg:y2="19.6cm" draw:start-shape="id3" draw:start-glue-point="2" draw:end-shape="id6" draw:end-glue-point="0" svg:d="M14250 17300v1150h3100v1150" svg:viewBox="0 0 3101 2301">
            <text:p/>
          </draw:connector>
          <draw:connector draw:style-name="gr4" draw:text-style-name="P3" draw:layer="layout" svg:x1="20.15cm" svg:y1="17.3cm" svg:x2="22.95cm" svg:y2="19.6cm" draw:start-shape="id4" draw:start-glue-point="2" draw:end-shape="id7" draw:end-glue-point="0" svg:d="M20150 17300v1150h2800v1150" svg:viewBox="0 0 2801 2301">
            <text:p/>
          </draw:connector>
          <draw:connector draw:style-name="gr4" draw:text-style-name="P3" draw:layer="layout" svg:x1="14.25cm" svg:y1="17.3cm" svg:x2="22.95cm" svg:y2="19.6cm" draw:start-shape="id3" draw:start-glue-point="2" draw:end-shape="id7" draw:end-glue-point="0" svg:d="M14250 17300v1150h8700v1150" svg:viewBox="0 0 8701 2301">
            <text:p/>
          </draw:connector>
          <draw:connector draw:style-name="gr4" draw:text-style-name="P3" draw:layer="layout" svg:x1="20.15cm" svg:y1="17.3cm" svg:x2="17.35cm" svg:y2="19.6cm" draw:start-shape="id4" draw:start-glue-point="2" draw:end-shape="id6" draw:end-glue-point="0" svg:d="M20150 17300v1150h-2800v1150" svg:viewBox="0 0 2801 2301">
            <text:p/>
          </draw:connector>
          <draw:connector draw:style-name="gr4" draw:text-style-name="P3" draw:layer="layout" svg:x1="20.15cm" svg:y1="17.3cm" svg:x2="11.45cm" svg:y2="19.6cm" draw:start-shape="id4" draw:start-glue-point="2" draw:end-shape="id5" draw:end-glue-point="0" svg:d="M20150 17300v1150h-8700v1150" svg:viewBox="0 0 8701 2301">
            <text:p/>
          </draw:connector>
          <draw:line draw:style-name="gr3" draw:text-style-name="P3" draw:layer="layout" svg:x1="20.1cm" svg:y1="4.3cm" svg:x2="28.7cm" svg:y2="4.3cm">
            <text:p text:style-name="P1">1.<text:a xlink:href="http://www.jd.com/" xlink:type="simple">www.jd.com</text:a></text:p>
            <text:p text:style-name="P1"/>
          </draw:line>
          <draw:line draw:style-name="gr4" draw:text-style-name="P3" draw:layer="layout" svg:x1="28.7cm" svg:y1="5.5cm" svg:x2="20cm" svg:y2="5.5cm">
            <text:p/>
          </draw:line>
          <draw:frame draw:style-name="gr5" draw:text-style-name="P4" draw:layer="layout" svg:width="4.727cm" svg:height="0.962cm" svg:x="22.2cm" svg:y="4.7cm">
            <draw:text-box>
              <text:p>2.106.39.178.1</text:p>
            </draw:text-box>
          </draw:frame>
        </draw:g>
      </draw:page>
      <draw:page draw:name="page2" draw:style-name="dp1" draw:master-page-name="默认">
        <draw:custom-shape draw:style-name="gr6" draw:text-style-name="P2" draw:layer="layout" svg:width="17.4cm" svg:height="12.8cm" svg:x="12.7cm" svg:y="4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8cm" svg:height="2.1cm" svg:x="23.3cm" svg:y="6cm">
          <text:p text:style-name="P1">Upstream Server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5.8cm" svg:height="2.1cm" svg:x="23.3cm" svg:y="13.5cm">
          <text:p text:style-name="P1">Upstream Server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5.9cm" svg:height="2.7cm" svg:x="3.2cm" svg:y="9.5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5cm" svg:height="2.7cm" svg:x="14cm" svg:y="9.5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5.8cm" svg:height="2.1cm" svg:x="23.3cm" svg:y="9.8cm">
          <text:p text:style-name="P1">Upstream Serv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1cm" svg:y1="10.85cm" svg:x2="14cm" svg:y2="10.85cm" draw:start-shape="id8" draw:start-glue-point="1" draw:end-shape="id9" draw:end-glue-point="3" svg:d="M9100 10850h4900" svg:viewBox="0 0 4901 1">
          <text:p text:style-name="P1">网络</text:p>
          <text:p text:style-name="P1"/>
        </draw:connector>
        <draw:connector draw:style-name="gr4" draw:text-style-name="P3" draw:layer="layout" svg:x1="19cm" svg:y1="10.85cm" svg:x2="23.3cm" svg:y2="10.85cm" draw:start-shape="id9" draw:start-glue-point="1" draw:end-shape="id10" draw:end-glue-point="3" svg:d="M19000 10850h4300" svg:viewBox="0 0 4301 1">
          <text:p/>
        </draw:connector>
        <draw:connector draw:style-name="gr4" draw:text-style-name="P3" draw:layer="layout" svg:x1="19cm" svg:y1="10.85cm" svg:x2="23.3cm" svg:y2="7.05cm" draw:start-shape="id9" draw:start-glue-point="1" draw:end-shape="id11" draw:end-glue-point="3" svg:d="M19000 10850h2150v-3800h2150" svg:viewBox="0 0 4301 3801">
          <text:p/>
        </draw:connector>
        <draw:connector draw:style-name="gr4" draw:text-style-name="P3" draw:layer="layout" svg:x1="19cm" svg:y1="10.85cm" svg:x2="23.3cm" svg:y2="14.55cm" draw:start-shape="id9" draw:start-glue-point="1" draw:end-shape="id12" draw:end-glue-point="3" svg:d="M19000 10850h2150v3700h2150" svg:viewBox="0 0 4301 3701">
          <text:p/>
        </draw:connector>
        <draw:frame draw:style-name="gr5" draw:text-style-name="P4" draw:layer="layout" svg:width="3.042cm" svg:height="1.17cm" svg:x="12.7cm" svg:y="4.3cm">
          <draw:text-box>
            <text:p>服务器端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5.2$Linux_X86_64 LibreOffice_project/30$Build-2</meta:generator>
    <dc:date>2020-05-11T12:59:50.836936198</dc:date>
    <meta:editing-duration>PT8M56S</meta:editing-duration>
    <meta:editing-cycles>1</meta:editing-cycles>
    <meta:document-statistic meta:object-count="32"/>
  </office:meta>
</office:document-meta>
</file>